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fo:language="es" fo:country="ES"/>
    </style:style>
    <style:style style:name="P2" style:parent-style-name="Standard" style:family="paragraph">
      <style:text-properties style:font-name="Calibri" fo:language="es" fo:country="ES"/>
    </style:style>
    <style:style style:name="P3" style:parent-style-name="Standard" style:family="paragraph">
      <style:text-properties style:font-name="Calibri" fo:language="es" fo:country="ES"/>
    </style:style>
    <style:style style:name="P4" style:parent-style-name="Standard" style:family="paragraph">
      <style:text-properties style:font-name="Calibri" fo:language="es" fo:country="ES"/>
    </style:style>
    <style:style style:name="P5" style:parent-style-name="Standard" style:family="paragraph">
      <style:text-properties style:font-name="Calibri" fo:language="es" fo:country="ES"/>
    </style:style>
    <style:style style:name="P6" style:parent-style-name="Standard" style:family="paragraph">
      <style:text-properties style:font-name="Calibri" fo:language="es" fo:country="ES"/>
    </style:style>
    <style:style style:name="P7" style:parent-style-name="Standard" style:family="paragraph">
      <style:text-properties style:font-name="Calibri" fo:language="es" fo:country="ES"/>
    </style:style>
    <style:style style:name="P8" style:parent-style-name="Standard" style:family="paragraph">
      <style:text-properties style:font-name="Calibri" fo:language="es" fo:country="ES"/>
    </style:style>
    <style:style style:name="P9" style:parent-style-name="Standard" style:family="paragraph">
      <style:text-properties style:font-name="Calibri" fo:language="es" fo:country="ES"/>
    </style:style>
    <style:style style:name="P10" style:parent-style-name="Standard" style:family="paragraph">
      <style:text-properties style:font-name="Calibri" fo:language="es" fo:country="ES"/>
    </style:style>
    <style:style style:name="P11" style:parent-style-name="Standard" style:family="paragraph">
      <style:text-properties style:font-name="Calibri" fo:language="es" fo:country="ES"/>
    </style:style>
    <style:style style:name="P12" style:parent-style-name="Standard" style:family="paragraph">
      <style:text-properties style:font-name="Calibri" fo:language="es" fo:country="ES"/>
    </style:style>
    <style:style style:name="P13" style:parent-style-name="Standard" style:family="paragraph">
      <style:text-properties style:font-name="Calibri" fo:language="es" fo:country="ES"/>
    </style:style>
    <style:style style:name="P14" style:parent-style-name="Standard" style:family="paragraph">
      <style:text-properties style:font-name="Calibri" fo:language="es" fo:country="ES"/>
    </style:style>
    <style:style style:name="P15" style:parent-style-name="Standard" style:family="paragraph">
      <style:text-properties style:font-name="Calibri" fo:language="es" fo:country="ES"/>
    </style:style>
    <style:style style:name="P16" style:parent-style-name="Standard" style:family="paragraph">
      <style:text-properties style:font-name="Calibri" fo:language="es" fo:country="ES"/>
    </style:style>
    <style:style style:name="P17" style:parent-style-name="Standard" style:family="paragraph">
      <style:text-properties style:font-name="Calibri" fo:language="es" fo:country="ES"/>
    </style:style>
    <style:style style:name="P18" style:parent-style-name="Standard" style:family="paragraph">
      <style:text-properties style:font-name="Calibri" fo:language="es" fo:country="ES"/>
    </style:style>
    <style:style style:name="P19" style:parent-style-name="Standard" style:family="paragraph">
      <style:text-properties style:font-name="Calibri" fo:language="es" fo:country="ES"/>
    </style:style>
    <style:style style:name="P20" style:parent-style-name="Standard" style:family="paragraph">
      <style:text-properties style:font-name="Calibri" fo:language="es" fo:country="ES"/>
    </style:style>
    <style:style style:name="P21" style:parent-style-name="Standard" style:family="paragraph">
      <style:text-properties style:font-name="Calibri" fo:language="es" fo:country="ES"/>
    </style:style>
    <style:style style:name="P22" style:parent-style-name="Standard" style:family="paragraph">
      <style:text-properties style:font-name="Calibri" fo:language="es" fo:country="ES"/>
    </style:style>
    <style:style style:name="P23" style:parent-style-name="Standard" style:family="paragraph">
      <style:text-properties style:font-name="Calibri" fo:language="es" fo:country="ES"/>
    </style:style>
    <style:style style:name="P24" style:parent-style-name="Standard" style:family="paragraph">
      <style:text-properties style:font-name="Calibri" fo:language="es" fo:country="ES"/>
    </style:style>
    <style:style style:name="P25" style:parent-style-name="Standard" style:family="paragraph">
      <style:text-properties style:font-name="Calibri" fo:language="pt" fo:country="BR"/>
    </style:style>
    <style:style style:name="P26" style:parent-style-name="Standard" style:family="paragraph">
      <style:text-properties style:font-name="Calibri" fo:language="pt" fo:country="BR"/>
    </style:style>
    <style:style style:name="P27" style:parent-style-name="Standard" style:family="paragraph">
      <style:text-properties style:font-name="Calibri" fo:language="es" fo:country="ES"/>
    </style:style>
    <style:style style:name="P28" style:parent-style-name="Standard" style:family="paragraph">
      <style:text-properties style:font-name="Calibri" fo:language="es" fo:country="ES"/>
    </style:style>
    <style:style style:name="P29" style:parent-style-name="Standard" style:family="paragraph">
      <style:text-properties style:font-name="Calibri" fo:language="es" fo:country="ES"/>
    </style:style>
    <style:style style:name="P30" style:parent-style-name="Standard" style:family="paragraph">
      <style:text-properties style:font-name="Calibri" fo:language="es" fo:country="ES"/>
    </style:style>
    <style:style style:name="P31" style:parent-style-name="Standard" style:family="paragraph">
      <style:text-properties style:font-name="Calibri" fo:language="es" fo:country="ES"/>
    </style:style>
    <style:style style:name="P32" style:parent-style-name="Standard" style:family="paragraph">
      <style:text-properties style:font-name="Calibri" fo:language="es" fo:country="ES"/>
    </style:style>
    <style:style style:name="P33" style:parent-style-name="Standard" style:family="paragraph">
      <style:text-properties style:font-name="Calibri" fo:language="es" fo:country="ES"/>
    </style:style>
    <style:style style:name="P34" style:parent-style-name="Standard" style:family="paragraph">
      <style:text-properties style:font-name="Calibri" fo:language="es" fo:country="ES"/>
    </style:style>
    <style:style style:name="P35" style:parent-style-name="Standard" style:family="paragraph">
      <style:text-properties style:font-name="Calibri" fo:language="es" fo:country="ES"/>
    </style:style>
    <style:style style:name="P36" style:parent-style-name="Standard" style:family="paragraph">
      <style:text-properties style:font-name="Calibri" fo:language="es" fo:country="ES"/>
    </style:style>
    <style:style style:name="P37" style:parent-style-name="Standard" style:family="paragraph">
      <style:text-properties style:font-name="Calibri" fo:language="es" fo:country="ES"/>
    </style:style>
    <style:style style:name="P38" style:parent-style-name="Standard" style:family="paragraph">
      <style:text-properties style:font-name="Calibri" fo:language="es" fo:country="ES"/>
    </style:style>
    <style:style style:name="P39" style:parent-style-name="Standard" style:family="paragraph">
      <style:text-properties style:font-name="Calibri" fo:language="es" fo:country="ES"/>
    </style:style>
    <style:style style:name="P40" style:parent-style-name="Standard" style:family="paragraph">
      <style:text-properties style:font-name="Calibri" fo:language="es" fo:country="ES"/>
    </style:style>
    <style:style style:name="P41" style:parent-style-name="Standard" style:family="paragraph">
      <style:text-properties style:font-name="Calibri" fo:language="es" fo:country="ES"/>
    </style:style>
    <style:style style:name="P42" style:parent-style-name="Standard" style:family="paragraph">
      <style:text-properties style:font-name="Calibri" fo:language="es" fo:country="ES"/>
    </style:style>
    <style:style style:name="P43" style:parent-style-name="Standard" style:family="paragraph">
      <style:text-properties style:font-name="Calibri" fo:language="es" fo:country="ES"/>
    </style:style>
    <style:style style:name="P44" style:parent-style-name="Standard" style:family="paragraph">
      <style:text-properties style:font-name="Calibri" fo:language="es" fo:country="ES"/>
    </style:style>
    <style:style style:name="P45" style:parent-style-name="Standard" style:family="paragraph">
      <style:paragraph-properties fo:break-before="page"/>
      <style:text-properties style:font-name="Calibri" fo:language="es" fo:country="ES"/>
    </style:style>
    <style:style style:name="P46" style:parent-style-name="Standard" style:family="paragraph">
      <style:text-properties style:font-name="Calibri" fo:language="es" fo:country="ES"/>
    </style:style>
    <style:style style:name="P47" style:parent-style-name="Standard" style:family="paragraph">
      <style:text-properties style:font-name="Calibri" fo:language="es" fo:country="ES"/>
    </style:style>
    <style:style style:name="P48" style:parent-style-name="Standard" style:family="paragraph">
      <style:text-properties style:font-name="Calibri" fo:language="es" fo:country="ES"/>
    </style:style>
    <style:style style:name="P49" style:parent-style-name="Standard" style:family="paragraph">
      <style:text-properties style:font-name="Calibri" fo:language="es" fo:country="ES"/>
    </style:style>
    <style:style style:name="P50" style:parent-style-name="Standard" style:family="paragraph">
      <style:text-properties style:font-name="Calibri" fo:language="es" fo:country="ES"/>
    </style:style>
    <style:style style:name="P51" style:parent-style-name="Standard" style:family="paragraph">
      <style:text-properties style:font-name="Calibri" fo:language="es" fo:country="ES"/>
    </style:style>
    <style:style style:name="P52" style:parent-style-name="Standard" style:family="paragraph">
      <style:text-properties style:font-name="Calibri" fo:language="es" fo:country="ES"/>
    </style:style>
    <style:style style:name="P53" style:parent-style-name="Standard" style:family="paragraph">
      <style:text-properties style:font-name="Calibri" fo:language="es" fo:country="ES"/>
    </style:style>
    <style:style style:name="P54" style:parent-style-name="Standard" style:family="paragraph">
      <style:text-properties style:font-name="Calibri" fo:language="es" fo:country="ES"/>
    </style:style>
    <style:style style:name="P55" style:parent-style-name="Standard" style:family="paragraph">
      <style:text-properties style:font-name="Calibri" fo:language="es" fo:country="ES"/>
    </style:style>
    <style:style style:name="P56" style:parent-style-name="Standard" style:family="paragraph">
      <style:text-properties style:font-name="Calibri" fo:language="es" fo:country="ES"/>
    </style:style>
    <style:style style:name="P57" style:parent-style-name="Standard" style:family="paragraph">
      <style:text-properties style:font-name="Calibri" fo:language="es" fo:country="ES"/>
    </style:style>
    <style:style style:name="P58" style:parent-style-name="Standard" style:family="paragraph">
      <style:text-properties style:font-name="Calibri" fo:language="es" fo:country="ES"/>
    </style:style>
    <style:style style:name="P59" style:parent-style-name="Standard" style:family="paragraph">
      <style:text-properties style:font-name="Calibri" fo:language="es" fo:country="ES"/>
    </style:style>
    <style:style style:name="P60" style:parent-style-name="Standard" style:family="paragraph">
      <style:text-properties style:font-name="Calibri" fo:language="es" fo:country="ES"/>
    </style:style>
    <style:style style:name="P61" style:parent-style-name="Standard" style:family="paragraph">
      <style:text-properties style:font-name="Calibri" fo:language="es" fo:country="ES"/>
    </style:style>
    <style:style style:name="P62" style:parent-style-name="Standard" style:family="paragraph">
      <style:text-properties style:font-name="Calibri" fo:language="es" fo:country="ES"/>
    </style:style>
    <style:style style:name="P63" style:parent-style-name="Standard" style:family="paragraph">
      <style:text-properties style:font-name="Calibri" fo:language="es" fo:country="ES"/>
    </style:style>
    <style:style style:name="P64" style:parent-style-name="Standard" style:family="paragraph">
      <style:text-properties style:font-name="Calibri"/>
    </style:style>
  </office:automatic-styles>
  <office:body>
    <office:text text:use-soft-page-breaks="true">
      <text:p text:style-name="P1">Algoritmo: conjunto de instrucciones<text:s/>que,<text:s/>según su<text:s/>lógica y orden,<text:s/>obtienen la<text:s/>solución a un problema determinado.</text:p>
      <text:p text:style-name="P2"/>
      <text:p text:style-name="P3">Código fuente: programa<text:s/>en<text:s/>lenguaje de alto nivel,<text:s/>que<text:s/>al<text:s/>compilarse<text:s/>genera<text:s/>un código máquina que puede<text:s/>ser ejecutado o interpretado.</text:p>
      <text:p text:style-name="P4"/>
      <text:p text:style-name="P5">Código maquina o código objeto: conjunto de código que<text:s/>es<text:s/>interpretado<text:s/>por<text:s/>el<text:s/>microprocesador para<text:s/>ser<text:s/>ejecutado y<text:s/>es<text:s/>dependiente<text:s/>del mismo.</text:p>
      <text:p text:style-name="P6"/>
      <text:p text:style-name="P7">Compilador:<text:s/>programa encargado de la traducción de código fuente a código objeto o código máquina.</text:p>
      <text:p text:style-name="P8"/>
      <text:p text:style-name="P9">CORBA:<text:s/>Estándar que permite<text:s/>la<text:s/>interacción entre programas escritos en diferentes lenguajes aun estando en ubicaciones distintas.</text:p>
      <text:p text:style-name="P10"/>
      <text:p text:style-name="P11">Depurador<text:s/>o<text:s/>debugger:<text:s/>módulo empleado para la detección de errores y la optimización del código fuente.</text:p>
      <text:p text:style-name="P12"/>
      <text:p text:style-name="P13">Enlazador<text:s/>/ linker:<text:s/>junta<text:s/>el código objeto generador por el compilador, los recursos referenciados desde el código fuente y las bibliotecas utilizadas, eliminando los recursos no utilizados.</text:p>
      <text:p text:style-name="P14"/>
      <text:p text:style-name="P15">Ensamblador: programa<text:s/>para traducir código ensamblador en código máquina.</text:p>
      <text:p text:style-name="P16"/>
      <text:p text:style-name="P17">Heap: zona de memoria dinámica en<text:s/>donde se<text:s/>almacena<text:s/>los objetos que se van creando cuyas referencias son almacenadas en el STACK.</text:p>
      <text:p text:style-name="P18"/>
      <text:p text:style-name="P19">IDE: Entorno de desarrollo integrado que facilita la creación, mantenimiento y depuración de programas.</text:p>
      <text:p text:style-name="P20"/>
      <text:p text:style-name="P21">Indice TIOBE: informe mensual<text:s/>sobre la<text:s/>cuota de mercado de los<text:s/>diferentes lenguajes de programación.</text:p>
      <text:p text:style-name="P22"/>
      <text:p text:style-name="P23">JSP:<text:s/>Tecnología Java empleada para el desarrollo de páginas web dinámicas con<text:s/>etiquetas con código<text:s/>HTML.</text:p>
      <text:p text:style-name="P24"/>
      <text:p text:style-name="P25">JVM: acrónimo de Java Virtual Machine (máquina virtual de Java).</text:p>
      <text:p text:style-name="P26"/>
      <text:p text:style-name="P27">Lenguaje de programación: conjunto de signos que<text:s/>un<text:s/>ordenador<text:s/>y<text:s/>según<text:s/>determinadas reglas permiten la escritura de programas.<text:s/></text:p>
      <text:p text:style-name="P28"/>
      <text:p text:style-name="P29">Open source:<text:s/>puede ser modificado y compartido porque<text:s/>es de acceso público.</text:p>
      <text:p text:style-name="P30"/>
      <text:p text:style-name="P31">RMI:<text:s/>Mecanismo que permite invocar a través de la red métodos pertenecientes a objetos que están ejecutándose en otra ubicación.</text:p>
      <text:p text:style-name="P32"/>
      <text:p text:style-name="P33">Servlet:<text:s/>programa JAVA<text:s/>para<text:s/>atender peticiones y devolver respuestas de contenido dinámico<text:s/>en un servidor.</text:p>
      <text:p text:style-name="P34"/>
      <text:p text:style-name="P35">Shell: interprete de comandos que sirve de interfaz entre el sistema operativo y el usuario.</text:p>
      <text:p text:style-name="P36"/>
      <text:p text:style-name="P37">Shortcull: combinación de teclas que representa un atajo de teclado.</text:p>
      <text:p text:style-name="P38"/>
      <text:p text:style-name="P39">Stack: zona de memoria estática en la que se almacenan las referencias a los objetos que se van creando y que se almacenan en el heap.</text:p>
      <text:p text:style-name="P40"/>
      <text:p text:style-name="P41">Webservice: conjunto de protocolos y tecnologías<text:s/>para el intercambio de información entre diferentes maquinas a través de una red de telecomunicaciones.</text:p>
      <text:p text:style-name="P42"/>
      <text:p text:style-name="P43">Zip: formato y algoritmo de compresión sin pérdida de información.</text:p>
      <text:p text:style-name="P44"/>
      <text:p text:style-name="P45">lowerCamelCase: convención que propone que todas las palabras vayan juntas y la primera letra de cada una de ellas, excepto en la primera palabra, sea mayúscula.</text:p>
      <text:p text:style-name="P46"/>
      <text:p text:style-name="P47">Lowercase: convención que propone escribir todos los identificadores en minúsculas.</text:p>
      <text:p text:style-name="P48"/>
      <text:p text:style-name="P49">Main:<text:s/>es el<text:s/>programa principal, es<text:s/>el punto de<text:s/>entrada<text:s/>y el que<text:s/>recoge los argumentos principales con los que es invocado.<text:s/></text:p>
      <text:p text:style-name="P50"/>
      <text:p text:style-name="P51">Memoria principal: dispositivo<text:s/>donde se<text:s/>almacena de forma temporal la información necesaria para la ejecución del sistema operativo y los programas que corren sobre<text:s/>él.</text:p>
      <text:p text:style-name="P52"/>
      <text:p text:style-name="P53">Notación: sistema de signos destinado a representar conceptos de un campo determinado.</text:p>
      <text:p text:style-name="P54"/>
      <text:p text:style-name="P55">Scope: también conocido como ámbito o alcance, es la sección de código de un programa en laque una variable es accesible.</text:p>
      <text:p text:style-name="P56"/>
      <text:p text:style-name="P57">SCREAMING_SNAKE_CASE: convención que propone que todas las palabras vayan en mayúsculas y separadas<text:s/>por guion bajo “_”.</text:p>
      <text:p text:style-name="P58"/>
      <text:p text:style-name="P59">Secuencia de escape: combinación de caracteres interpretada como caracteres no irreprimibles o acciones a llevar a cabo.</text:p>
      <text:p text:style-name="P60"/>
      <text:p text:style-name="P61">Terminal:<text:s/>interfaz en línea de comandos que los diferentes sistemas operativos ofrecen para su manejo.</text:p>
      <text:p text:style-name="P62"/>
      <text:p text:style-name="P63">UpperCamelCase: convención que propone que todas las palabras vayan juntas y la primera letra de cada una de ellas sea mayúscula.</text:p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iego リバス</dc:creator>
    <meta:creation-date>2022-11-20T17:48:00Z</meta:creation-date>
    <dc:date>2022-11-20T18:09:00Z</dc:date>
    <meta:template xlink:href="Normal.dotm" xlink:type="simple"/>
    <meta:editing-cycles>5</meta:editing-cycles>
    <meta:editing-duration>PT1560S</meta:editing-duration>
    <meta:document-statistic meta:page-count="1" meta:paragraph-count="7" meta:word-count="569" meta:character-count="3696" meta:row-count="26" meta:non-whitespace-character-count="3134"/>
  </office:meta>
</office:document-meta>
</file>